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155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158466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158466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1d41a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8a202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color="#ce181e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color="#158466"/>
    </style:style>
    <style:style style:name="ce7" style:family="table-cell" style:parent-style-name="Default">
      <style:text-properties fo:color="#158466"/>
    </style:style>
    <style:style style:name="T1" style:family="text">
      <style:text-properties fo:color="#158466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1" table:number-columns-repeated="2" table:default-cell-style-name="ce4"/>
        <table:table-column table:style-name="co1" table:default-cell-style-name="ce5"/>
        <table:table-column table:style-name="co1" table:default-cell-style-name="ce6"/>
        <table:table-column table:style-name="co1" table:default-cell-style-name="ce4"/>
        <table:table-column table:style-name="co3" table:number-columns-repeated="2" table:default-cell-style-name="ce1"/>
        <table:table-column table:style-name="co1" table:default-cell-style-name="ce1"/>
        <table:table-column table:style-name="co1" table:default-cell-style-name="ce12"/>
        <table:table-column table:style-name="co4" table:default-cell-style-name="ce13"/>
        <table:table-column table:style-name="co1" table:default-cell-style-name="ce13"/>
        <table:table-column table:style-name="co1" table:number-columns-repeated="4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ípio</text:p>
          </table:table-cell>
          <table:table-cell office:value-type="string" calcext:value-type="string">
            <text:p>Casos</text:p>
          </table:table-cell>
          <table:table-cell office:value-type="string" calcext:value-type="string">
            <text:p>Casos Hoje</text:p>
          </table:table-cell>
          <table:table-cell office:value-type="string" calcext:value-type="string">
            <text:p>Mortes</text:p>
          </table:table-cell>
          <table:table-cell office:value-type="string" calcext:value-type="string">
            <text:p>Mortes Hoje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Ativos</text:p>
          </table:table-cell>
          <table:table-cell office:value-type="string" calcext:value-type="string">
            <text:p>Críticos</text:p>
          </table:table-cell>
          <table:table-cell office:value-type="string" calcext:value-type="string">
            <text:p>Suspeitos</text:p>
          </table:table-cell>
          <table:table-cell office:value-type="string" calcext:value-type="string">
            <text:p>Descartados</text:p>
          </table:table-cell>
          <table:table-cell office:value-type="string" calcext:value-type="string">
            <text:p>Por milhão</text:p>
          </table:table-cell>
          <table:table-cell office:value-type="string" calcext:value-type="string">
            <text:p>Letalidade</text:p>
          </table:table-cell>
          <table:table-cell office:value-type="string" calcext:value-type="string">
            <text:p>Fonte 1</text:p>
          </table:table-cell>
          <table:table-cell office:value-type="string" calcext:value-type="string">
            <text:p>Fonte 2</text:p>
          </table:table-cell>
          <table:table-cell table:style-name="ce7" table:number-columns-repeated="4"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F4]/[.D4]" office:value-type="string" office:string-value="" calcext:value-type="error">
            <text:p>#DIV/0!</text:p>
          </table:table-cell>
          <table:table-cell office:value-type="string" calcext:value-type="string">
            <text:p><text:a xlink:href="https://pt-br.facebook.com/Prefeitura.SJP/posts/2943171702416109" xlink:type="simple">https://pt-br.facebook.com/Prefeitura.SJP/posts/2943171702416109</text:a></text:p>
          </table:table-cell>
          <table:table-cell/>
          <table:table-cell table:style-name="ce7" table:number-columns-repeated="4"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]/[.D5]" office:value-type="string" office:string-value="" calcext:value-type="error">
            <text:p>#DIV/0!</text:p>
          </table:table-cell>
          <table:table-cell office:value-type="string" calcext:value-type="string">
            <text:p><text:a xlink:href="https://pt-br.facebook.com/Prefeitura.SJP/posts/2945413965525216" xlink:type="simple">https://pt-br.facebook.com/Prefeitura.SJP/posts/2945413965525216</text:a></text:p>
          </table:table-cell>
          <table:table-cell/>
          <table:table-cell table:style-name="ce7" table:number-columns-repeated="4"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F6]/[.D6]" office:value-type="string" office:string-value="" calcext:value-type="error">
            <text:p>#DIV/0!</text:p>
          </table:table-cell>
          <table:table-cell office:value-type="string" calcext:value-type="string">
            <text:p><text:a xlink:href="https://pt-br.facebook.com/Prefeitura.SJP/posts/2947917945274818" xlink:type="simple">https://pt-br.facebook.com/Prefeitura.SJP/posts/2947917945274818</text:a></text:p>
          </table:table-cell>
          <table:table-cell/>
          <table:table-cell table:style-name="ce7" table:number-columns-repeated="4"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F7]/[.D7]" office:value-type="string" office:string-value="" calcext:value-type="error">
            <text:p>#DIV/0!</text:p>
          </table:table-cell>
          <table:table-cell office:value-type="string" calcext:value-type="string">
            <text:p><text:a xlink:href="https://pt-br.facebook.com/Prefeitura.SJP/posts/2949920615074551" xlink:type="simple">https://pt-br.facebook.com/Prefeitura.SJP/posts/2949920615074551</text:a></text:p>
          </table:table-cell>
          <table:table-cell/>
          <table:table-cell table:style-name="ce7" table:number-columns-repeated="4"/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F8]/[.D8]" office:value-type="string" office:string-value="" calcext:value-type="error">
            <text:p>#DIV/0!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F9]/[.D9]" office:value-type="string" office:string-value="" calcext:value-type="error">
            <text:p>#DIV/0!</text:p>
          </table:table-cell>
          <table:table-cell office:value-type="string" calcext:value-type="string">
            <text:p><text:a xlink:href="http://www.sjp.pr.gov.br/boletim-diario-do-covid-19-em-sao-jose-dos-pinhais-28-03-2020/" xlink:type="simple">http://www.sjp.pr.gov.br/boletim-diario-do-covid-19-em-sao-jose-dos-pinhais-28-03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F10]/[.D10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29-03-2020-atualizado/" xlink:type="simple">http://www.sjp.pr.gov.br/boletim-diario-do-covid-19-em-sao-jose-dos-pinhais-29-03-2020-atualizado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F11]/[.D11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30-03-2020/" xlink:type="simple">http://www.sjp.pr.gov.br/boletim-diario-do-covid-19-em-sao-jose-dos-pinhais-30-03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F12]/[.D12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31-03-2020/" xlink:type="simple">http://www.sjp.pr.gov.br/boletim-diario-do-covid-19-em-sao-jose-dos-pinhais-31-03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F13]/[.D13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1-04-2020/" xlink:type="simple">http://www.sjp.pr.gov.br/boletim-diario-do-covid-19-em-sao-jose-dos-pinhais-01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F14]/[.D14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2-04-2020/" xlink:type="simple">http://www.sjp.pr.gov.br/boletim-diario-do-covid-19-em-sao-jose-dos-pinhais-02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F15]/[.D15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3-04-2020/" xlink:type="simple">http://www.sjp.pr.gov.br/boletim-diario-do-covid-19-em-sao-jose-dos-pinhais-03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formula="of:=[.F16]/[.D16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4-04-2020/" xlink:type="simple">http://www.sjp.pr.gov.br/boletim-diario-do-covid-19-em-sao-jose-dos-pinhais-04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F17]/[.D17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5-04-2020/" xlink:type="simple">http://www.sjp.pr.gov.br/boletim-epidemiologico-covid-19-em-sao-jose-dos-pinhais-05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F18]/[.D18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6-04-2020/" xlink:type="simple">http://www.sjp.pr.gov.br/boletim-epidemiologico-covid-19-em-sao-jose-dos-pinhais-06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F19]/[.D19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cao-jose-dos-pinhais-07-04-2020/" xlink:type="simple">http://www.sjp.pr.gov.br/boletim-epidemiologico-covid-19-em-cao-jose-dos-pinhais-07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[.F20]/[.D20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8-04-2020/" xlink:type="simple">http://www.sjp.pr.gov.br/boletim-epidemiologico-covid-19-em-sao-jose-dos-pinhais-08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F21]/[.D21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9-04-2020/" xlink:type="simple">http://www.sjp.pr.gov.br/boletim-epidemiologico-covid-19-em-sao-jose-dos-pinhais-09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F22]/[.D22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hotos/a.628503120549657/2983547051711907/?type=3&amp;eid=ARAlmlpjHtPGi4wGOoNG0HAe-ct8c14t2xlDCf66Qm29AotdUvIjer25sRiLmX3zpdfuQDK7Rrzas67I&amp;__tn__=EEHH-R" xlink:type="simple">https://pt-br.facebook.com/Prefeitura.SJP/photos/a.628503120549657/2983547051711907/?type=3&amp;eid=ARAlmlpjHtPGi4wGOoNG0HAe-ct8c14t2xlDCf66Qm29AotdUvIjer25sRiLmX3zpdfuQDK7Rrzas67I&amp;__tn__=EEHH-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[.F23]/[.D23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hotos/a.628503120549657/2985865251480087/?type=3&amp;eid=ARC7WpcxrI8oD4UJrjMiZTPWBHxONWfIhwH6ZqfiwVd916avHW9dRq8nvA4kO1uPJLd1YjyMpkXeqlXz&amp;__tn__=EEHH-R" xlink:type="simple">https://pt-br.facebook.com/Prefeitura.SJP/photos/a.628503120549657/2985865251480087/?type=3&amp;eid=ARC7WpcxrI8oD4UJrjMiZTPWBHxONWfIhwH6ZqfiwVd916avHW9dRq8nvA4kO1uPJLd1YjyMpkXeqlXz&amp;__tn__=EEHH-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3" calcext:value-type="float">
            <text:p>13</text:p>
          </table:table-cell>
          <table:table-cell table:formula="of:=([.D24]-[.D23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F24]/[.D24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hotos/a.628503120549657/2988291784570767/?type=3&amp;eid=ARCT6QgnNF8lT8MVq7-IGTU8CCCoPtrZpMqPN8xNm4oCrwzEN_9ZcFNHy2I7mFpgiirNbMdOg_IQL7qJ&amp;__tn__=EEHH-R" xlink:type="simple">https://pt-br.facebook.com/Prefeitura.SJP/photos/a.628503120549657/2988291784570767/?type=3&amp;eid=ARCT6QgnNF8lT8MVq7-IGTU8CCCoPtrZpMqPN8xNm4oCrwzEN_9ZcFNHy2I7mFpgiirNbMdOg_IQL7qJ&amp;__tn__=EEHH-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5" calcext:value-type="float">
            <text:p>15</text:p>
          </table:table-cell>
          <table:table-cell table:formula="of:=([.D25]-[.D24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F25]/[.D25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0712854328660" xlink:type="simple">https://www.facebook.com/Prefeitura.SJP/posts/2990712854328660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5" calcext:value-type="float">
            <text:p>15</text:p>
          </table:table-cell>
          <table:table-cell table:formula="of:=([.D26]-[.D25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F26]/[.D26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3104187422860" xlink:type="simple">https://www.facebook.com/Prefeitura.SJP/posts/2993104187422860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6" calcext:value-type="float">
            <text:p>16</text:p>
          </table:table-cell>
          <table:table-cell table:formula="of:=([.D27]-[.D26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formula="of:=[.F27]/[.D27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5564087176870" xlink:type="simple">https://www.facebook.com/Prefeitura.SJP/posts/2995564087176870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" calcext:value-type="float">
            <text:p>17</text:p>
          </table:table-cell>
          <table:table-cell table:formula="of:=([.D28]-[.D27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formula="of:=[.F28]/[.D28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7777280288884" xlink:type="simple">https://www.facebook.com/Prefeitura.SJP/posts/2997777280288884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7" calcext:value-type="date">
            <text:p>17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D29]-[.D28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formula="of:=[.F29]/[.D29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hotos/a.346639125402726/3000729713326974/?type=3&amp;theater" xlink:type="simple">https://www.facebook.com/Prefeitura.SJP/photos/a.346639125402726/3000729713326974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8" calcext:value-type="date">
            <text:p>18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D30]-[.D2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D30] - [.H30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0]/[.D30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hotos/a.628503120549657/3002901583109787/?type=3&amp;theater" xlink:type="simple">https://www.facebook.com/Prefeitura.SJP/photos/a.628503120549657/3002901583109787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9" calcext:value-type="date">
            <text:p>19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D31]-[.D3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D31] - [.H31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1]/[.D31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3005181192881826" xlink:type="simple">https://pt-br.facebook.com/Prefeitura.SJP/posts/3005181192881826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0" calcext:value-type="date">
            <text:p>20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D32]-[.D3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D32] - [.H32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2]/[.D32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3007571345976144" xlink:type="simple">https://pt-br.facebook.com/Prefeitura.SJP/posts/3007571345976144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1" calcext:value-type="date">
            <text:p>21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D33] - [.H33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3]/[.D33]" office:value-type="percentage" office:value="0" calcext:value-type="percentage">
            <text:p>0,00%</text:p>
          </table:table-cell>
          <table:table-cell office:value-type="string" calcext:value-type="string">
            <text:p>https://www.facebook.com/Prefeitura.SJP/photos/a.346639125402726/3012110395522239/?type=3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2" calcext:value-type="date">
            <text:p>22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D34] - [.H34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4]/[.D34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hotos/a.628503120549657/3014625325270746/?type=3" xlink:type="simple">https://www.facebook.com/Prefeitura.SJP/photos/a.628503120549657/3014625325270746/?type=3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3" calcext:value-type="date">
            <text:p>23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D35] - [.H35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5]/[.D35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14625691937376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4" calcext:value-type="date">
            <text:p>24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([.D36] - [.H36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6]/[.D36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16912131708732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5" calcext:value-type="date">
            <text:p>25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([.D37] - [.H37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7]/[.D37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19599574773321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6" calcext:value-type="date">
            <text:p>26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1" calcext:value-type="float">
            <text:p>21</text:p>
          </table:table-cell>
          <table:table-cell table:formula="of:=[.D38]-[.D37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[.D38] - [.H38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8]/[.D38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21654214567857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7" calcext:value-type="date">
            <text:p>27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[.D39] - [.H39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9]/[.D39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hotos/a.346639125402726/3023906691009276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8" calcext:value-type="date">
            <text:p>28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([.D40] - [.H40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F40]/[.D40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hotos/a.628503120549657/3026021047464507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9" calcext:value-type="date">
            <text:p>29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[.D41] - [.H41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F41]/[.D41]" office:value-type="percentage" office:value="0.04" calcext:value-type="percentage">
            <text:p>4,00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30" calcext:value-type="date">
            <text:p>30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D42] - [.H42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F42]/[.D42]" office:value-type="percentage" office:value="0.0333333333333333" calcext:value-type="percentage">
            <text:p>3,33%</text:p>
          </table:table-cell>
          <table:table-cell office:value-type="string" calcext:value-type="string">
            <text:p>https://pt-br.facebook.com/Prefeitura.SJP/photos/a.346639125402726/3030992780300667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1" calcext:value-type="date">
            <text:p>01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D43] - [.H43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F43]/[.D43]" office:value-type="percentage" office:value="0.0333333333333333" calcext:value-type="percentage">
            <text:p>3,33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2" calcext:value-type="date">
            <text:p>02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D44] - [.H44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F44]/[.D44]" office:value-type="percentage" office:value="0.0333333333333333" calcext:value-type="percentage">
            <text:p>3,33%</text:p>
          </table:table-cell>
          <table:table-cell office:value-type="string" calcext:value-type="string">
            <text:p><text:a xlink:href="https://pt-br.facebook.com/Prefeitura.SJP/photos/a.628503120549657/3035840136482598/?type=3&amp;theater" xlink:type="simple">https://pt-br.facebook.com/Prefeitura.SJP/photos/a.628503120549657/3035840136482598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3" calcext:value-type="date">
            <text:p>03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D45] - [.H45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F45]/[.D45]" office:value-type="percentage" office:value="0.0333333333333333" calcext:value-type="percentage">
            <text:p>3,33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4" calcext:value-type="date">
            <text:p>04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[.D46] - [.H46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F46]/[.D46]" office:value-type="percentage" office:value="0.0285714285714286" calcext:value-type="percentage">
            <text:p>2,86%</text:p>
          </table:table-cell>
          <table:table-cell office:value-type="string" calcext:value-type="string">
            <text:p><text:a xlink:href="https://pt-br.facebook.com/Prefeitura.SJP/photos/a.628503120549657/3040631806003431/?type=3&amp;theater" xlink:type="simple">https://pt-br.facebook.com/Prefeitura.SJP/photos/a.628503120549657/3040631806003431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5" calcext:value-type="date">
            <text:p>05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3" calcext:value-type="float">
            <text:p>43</text:p>
          </table:table-cell>
          <table:table-cell table:formula="of:=[.D47]-[.D46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([.D47] - [.H47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formula="of:=[.F47]/[.D47]" office:value-type="percentage" office:value="0.0232558139534884" calcext:value-type="percentage">
            <text:p>2,33%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5-06" calcext:value-type="date">
            <text:p>06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" calcext:value-type="float">
            <text:p>44</text:p>
          </table:table-cell>
          <table:table-cell table:formula="of:=[.D48]-[.D4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([.D48] - [.H48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F48]/[.D48]" office:value-type="percentage" office:value="0.0227272727272727" calcext:value-type="percentage">
            <text:p>2,27%</text:p>
          </table:table-cell>
          <table:table-cell office:value-type="string" calcext:value-type="string">
            <text:p><text:span text:style-name="T1"><text:a xlink:href="https://pt-br.facebook.com/Prefeitura.SJP/photos/a.628503120549657/3045270085539603/?type=3&amp;theater" xlink:type="simple">https://pt-br.facebook.com/Prefeitura.SJP/photos/a.628503120549657/3045270085539603/?type=3&amp;theater</text:a></text:span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7" calcext:value-type="date">
            <text:p>07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" calcext:value-type="float">
            <text:p>44</text:p>
          </table:table-cell>
          <table:table-cell table:formula="of:=[.D49]-[.D4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([.D49] - [.H49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formula="of:=[.F49]/[.D49]" office:value-type="percentage" office:value="0.0227272727272727" calcext:value-type="percentage">
            <text:p>2,27%</text:p>
          </table:table-cell>
          <table:table-cell office:value-type="string" calcext:value-type="string">
            <text:p><text:a xlink:href="https://pt-br.facebook.com/Prefeitura.SJP/photos/a.346639125402726/3047357941997484/?type=3&amp;theater" xlink:type="simple">https://pt-br.facebook.com/Prefeitura.SJP/photos/a.346639125402726/3047357941997484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8" calcext:value-type="date">
            <text:p>08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" calcext:value-type="float">
            <text:p>44</text:p>
          </table:table-cell>
          <table:table-cell table:formula="of:=[.D50]-[.D4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([.D50] - [.H50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F50]/[.D50]" office:value-type="percentage" office:value="0.0227272727272727" calcext:value-type="percentage">
            <text:p>2,27%</text:p>
          </table:table-cell>
          <table:table-cell office:value-type="string" calcext:value-type="string">
            <text:p>https://pt-br.facebook.com/Prefeitura.SJP/photos/a.628503120549657/3049952208404724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9" calcext:value-type="date">
            <text:p>09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6" calcext:value-type="float">
            <text:p>46</text:p>
          </table:table-cell>
          <table:table-cell table:formula="of:=[.D51]-[.D50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([.D51] - [.H51]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F51]/[.D51]" office:value-type="percentage" office:value="0.0434782608695652" calcext:value-type="percentage">
            <text:p>4,35%</text:p>
          </table:table-cell>
          <table:table-cell office:value-type="string" calcext:value-type="string">
            <text:p><text:a xlink:href="https://pt-br.facebook.com/Prefeitura.SJP/photos/a.346639125402726/3052021638197781/?type=3&amp;theater" xlink:type="simple">https://pt-br.facebook.com/Prefeitura.SJP/photos/a.346639125402726/3052021638197781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0" calcext:value-type="date">
            <text:p>10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7" calcext:value-type="float">
            <text:p>47</text:p>
          </table:table-cell>
          <table:table-cell table:formula="of:=[.D52]-[.D51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([.D52] - [.H52]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F52]/[.D52]" office:value-type="percentage" office:value="0.0425531914893617" calcext:value-type="percentage">
            <text:p>4,26%</text:p>
          </table:table-cell>
          <table:table-cell office:value-type="string" calcext:value-type="string">
            <text:p><text:a xlink:href="https://pt-br.facebook.com/Prefeitura.SJP/photos/a.346639125402726/3054405151292763/?type=3&amp;theater" xlink:type="simple">https://pt-br.facebook.com/Prefeitura.SJP/photos/a.346639125402726/3054405151292763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1" calcext:value-type="date">
            <text:p>11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4" calcext:value-type="float">
            <text:p>54</text:p>
          </table:table-cell>
          <table:table-cell table:formula="of:=[.D53]-[.D52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formula="of:=([.D53] - [.H53]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F53]/[.D53]" office:value-type="percentage" office:value="0.0555555555555556" calcext:value-type="percentage">
            <text:p>5,56%</text:p>
          </table:table-cell>
          <table:table-cell office:value-type="string" calcext:value-type="string">
            <text:p><text:a xlink:href="https://pt-br.facebook.com/Prefeitura.SJP/photos/a.346639125402726/3056683757731569/?type=3&amp;theater" xlink:type="simple">https://pt-br.facebook.com/Prefeitura.SJP/photos/a.346639125402726/3056683757731569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2" calcext:value-type="date">
            <text:p>12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7" calcext:value-type="float">
            <text:p>57</text:p>
          </table:table-cell>
          <table:table-cell table:formula="of:=[.D54]-[.D53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([.D54] - [.H54]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[.F54]/[.D54]" office:value-type="percentage" office:value="0.0526315789473684" calcext:value-type="percentage">
            <text:p>5,26%</text:p>
          </table:table-cell>
          <table:table-cell office:value-type="string" calcext:value-type="string">
            <text:p><text:a xlink:href="https://pt-br.facebook.com/Prefeitura.SJP/photos/a.346639125402726/3058994037500541/?type=3&amp;theater" xlink:type="simple">https://pt-br.facebook.com/Prefeitura.SJP/photos/a.346639125402726/3058994037500541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3" calcext:value-type="date">
            <text:p>13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1" calcext:value-type="float">
            <text:p>61</text:p>
          </table:table-cell>
          <table:table-cell table:formula="of:=[.D55]-[.D54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formula="of:=[.F55]/[.D55]" office:value-type="percentage" office:value="0.0491803278688525" calcext:value-type="percentage">
            <text:p>4,92%</text:p>
          </table:table-cell>
          <table:table-cell office:value-type="string" calcext:value-type="string">
            <text:p>https://pt-br.facebook.com/Prefeitura.SJP/photos/a.346639125402726/3061483527251592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4" calcext:value-type="date">
            <text:p>14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3" calcext:value-type="float">
            <text:p>63</text:p>
          </table:table-cell>
          <table:table-cell table:formula="of:=[.D56]-[.D55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formula="of:=[.F56]/[.D56]" office:value-type="percentage" office:value="0.0476190476190476" calcext:value-type="percentage">
            <text:p>4,76%</text:p>
          </table:table-cell>
          <table:table-cell office:value-type="string" calcext:value-type="string">
            <text:p>https://pt-br.facebook.com/Prefeitura.SJP/photos/a.346639125402726/3064333970299881/?type=3&amp;theater</text:p>
          </table:table-cell>
          <table:table-cell table:number-columns-repeated="5"/>
        </table:table-row>
        <table:table-row table:style-name="ro1" table:number-rows-repeated="1048519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21:00:51.9546635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06:37:12.953928991</meta:creation-date>
    <dc:date>2020-05-14T21:02:13.487521792</dc:date>
    <meta:editing-duration>P7DT5H6M15S</meta:editing-duration>
    <meta:editing-cycles>77</meta:editing-cycles>
    <meta:generator>LibreOffice/6.1.5.2$Linux_X86_64 LibreOffice_project/10$Build-2</meta:generator>
    <meta:document-statistic meta:table-count="1" meta:cell-count="810" meta:object-count="0"/>
  </office:meta>
</office:document-meta>
</file>